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c1faba"/>
    </style:style>
    <style:style style:name="P2" style:family="paragraph" style:parent-style-name="Text_20_body" style:list-style-name="L3">
      <style:text-properties officeooo:rsid="00c1faba" officeooo:paragraph-rsid="00c1faba"/>
    </style:style>
    <style:style style:name="P3" style:family="paragraph" style:parent-style-name="Text_20_body" style:list-style-name="L3">
      <style:text-properties officeooo:rsid="00c6d263" officeooo:paragraph-rsid="00c6d263"/>
    </style:style>
    <style:style style:name="P4" style:family="paragraph" style:parent-style-name="Text_20_body" style:list-style-name="L3">
      <style:text-properties officeooo:rsid="00c83d65" officeooo:paragraph-rsid="00c83d65"/>
    </style:style>
    <style:style style:name="P5" style:family="paragraph" style:parent-style-name="Text_20_body" style:list-style-name="L3">
      <style:text-properties officeooo:rsid="00ca133b" officeooo:paragraph-rsid="00ca133b"/>
    </style:style>
    <style:style style:name="P6" style:family="paragraph" style:parent-style-name="Text_20_body" style:list-style-name="L3">
      <style:text-properties officeooo:rsid="00cd12d6" officeooo:paragraph-rsid="00cd12d6"/>
    </style:style>
    <style:style style:name="P7" style:family="paragraph" style:parent-style-name="Text_20_body" style:list-style-name="L3">
      <style:text-properties officeooo:rsid="00cdf9a5" officeooo:paragraph-rsid="00cdf9a5"/>
    </style:style>
    <style:style style:name="P8" style:family="paragraph" style:parent-style-name="Text_20_body" style:list-style-name="L3">
      <style:text-properties officeooo:rsid="00d1dd77" officeooo:paragraph-rsid="00d728f5"/>
    </style:style>
    <style:style style:name="P9" style:family="paragraph" style:parent-style-name="Text_20_body" style:list-style-name="L3">
      <style:text-properties officeooo:rsid="00d1dd77" officeooo:paragraph-rsid="00d91b14"/>
    </style:style>
    <style:style style:name="P10" style:family="paragraph" style:parent-style-name="Text_20_body">
      <style:text-properties officeooo:rsid="00d1dd77" officeooo:paragraph-rsid="00d91b14"/>
    </style:style>
    <style:style style:name="T1" style:family="text">
      <style:text-properties officeooo:rsid="00c1faba"/>
    </style:style>
    <style:style style:name="T2" style:family="text">
      <style:text-properties officeooo:rsid="00c34f2c"/>
    </style:style>
    <style:style style:name="T3" style:family="text">
      <style:text-properties officeooo:rsid="00c4be2c"/>
    </style:style>
    <style:style style:name="T4" style:family="text">
      <style:text-properties officeooo:rsid="00c5010d"/>
    </style:style>
    <style:style style:name="T5" style:family="text">
      <style:text-properties officeooo:rsid="00cb233b"/>
    </style:style>
    <style:style style:name="T6" style:family="text">
      <style:text-properties officeooo:rsid="00cefeaf"/>
    </style:style>
    <style:style style:name="T7" style:family="text">
      <style:text-properties officeooo:rsid="00cffd89"/>
    </style:style>
    <style:style style:name="T8" style:family="text">
      <style:text-properties officeooo:rsid="00d34942"/>
    </style:style>
    <style:style style:name="T9" style:family="text">
      <style:text-properties officeooo:rsid="00d91b1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FAQ</text:span></text:h>
      <text:list text:style-name="L3">
        <text:list-item>
          <text:p text:style-name="P2">É uma linguagem fortemente tipada (static typed), open-source que pode rodar na JVM, Android, JS, Wasm e código nativo (máquina) <text:span text:style-name="T2">criada pela JetBrains </text:span><text:span text:style-name="T3">em 201</text:span><text:span text:style-name="T4">6</text:span></text:p>
        </text:list-item>
        <text:list-item>
          <text:p text:style-name="P3">Possui funcionalidades de linguagens OO e de linguagens funcionais, suportando ambos estilo ou um mix dos dois.</text:p>
        </text:list-item>
        <text:list-item>
          <text:p text:style-name="P4">Se comparado a Java é menos verboso, com cerca de 40% menos linhas de código, também fornece funcionalidades para maior type safety, tipos non-nullable e outras coisas como smart casting, high-order functions, extension functions, etc</text:p>
        </text:list-item>
        <text:list-item>
          <text:p text:style-name="P5">Kotlin é 100% interoperável com Java, ou seja, código escrito em Kotlin em java pode ser chamado de Kotlin e <text:span text:style-name="T5">vice-versa, além de existir um conversor de Java &gt; Kotlin na IDE</text:span></text:p>
          <text:list>
            <text:list-item>
              <text:p text:style-name="P7">Frameworks web como spring e <text:span text:style-name="T6">Q</text:span>uarkus são suportados</text:p>
            </text:list-item>
          </text:list>
        </text:list-item>
        <text:list-item>
          <text:p text:style-name="P6">Pode ser usado para qualquer tipo de desenvolvimento, server-side, <text:span text:style-name="T7">A</text:span>ndroid, client-side web ou libs multiplataforma</text:p>
        </text:list-item>
        <text:list-item>
          <text:p text:style-name="P8">Ferramentas de build são Maven, Ant, Gradle e Kobalt (novo). </text:p>
        </text:list-item>
        <text:list-item>
          <text:p text:style-name="P8"><text:span text:style-name="T8">O código é compilado para bytecode compatível com Java quando usado na JVM, transpilado para ES5.1 quando usado com JS e código específico para uma plataforma quando compilado para linguagem de máquina</text:span></text:p>
          <text:list>
            <text:list-item>
              <text:p text:style-name="P9"><text:span text:style-name="T9">Por padrão o compilador gera código bytecode compatível com Java 8, mas isso pode ser modificado</text:span></text:p>
            </text:list-item>
          </text:list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7T21:26:45.285000000</meta:creation-date>
    <meta:editing-duration>PT13M18S</meta:editing-duration>
    <meta:editing-cycles>21</meta:editing-cycles>
    <meta:generator>LibreOffice/7.5.1.2$Windows_X86_64 LibreOffice_project/fcbaee479e84c6cd81291587d2ee68cba099e129</meta:generator>
    <dc:title>default</dc:title>
    <dc:date>2024-08-27T21:40:11.655000000</dc:date>
    <meta:document-statistic meta:table-count="0" meta:image-count="0" meta:object-count="0" meta:page-count="1" meta:paragraph-count="10" meta:word-count="200" meta:character-count="1212" meta:non-whitespace-character-count="1030"/>
    <meta:template xlink:type="simple" xlink:actuate="onRequest" xlink:title="default" xlink:href="../../../../../Users/PC/AppData/Roaming/LibreOffice/4/user/template/default.ott" meta:date="2024-08-27T21:26:45.121000000"/>
  </office:meta>
</office:document-meta>
</file>